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3291in"/>
    </style:style>
    <style:style style:name="co8" style:family="table-column">
      <style:table-column-properties fo:break-before="auto" style:column-width="2.91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56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Tables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8" table:default-cell-style-name="ce4"/>
        <table:table-column table:style-name="co7" table:number-columns-repeated="1014" table:default-cell-style-name="ce24"/>
        <table:table-row table:style-name="ro4">
          <table:table-cell table:style-name="ce1" office:value-type="string">
            <text:p>Table: Unit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1" office:value-type="string">
            <text:p>Unique Key: Unit_Identifi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 Types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>
            <text:p>Table: 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 office:value-type="string">
            <text:p>Primary Key, Auto Numb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Unique Key: Personnel_Identifi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Unit_ID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Unit personnel report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uni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component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rank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statuse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position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Table: 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9" office:value-type="string">
            <text:p>N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5">
          <table:table-cell table:style-name="ce7" office:value-type="string">
            <text:p>Unit_ID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  <table:table-cell table:number-columns-repeated="1009"/>
        </table:table-row>
        <table:table-row table:style-name="ro3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Unique Key: Vehicle Identifer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Max_Personnel</text:p>
          </table:table-cell>
          <table:table-cell table:style-name="ce6" office:value-type="string">
            <text:p>Numb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x number of personnel for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2"/>
          <table:table-cell table:number-columns-repeated="1014"/>
        </table:table-row>
        <table:table-row table:style-name="ro4">
          <table:table-cell table:style-name="ce9" office:value-type="string">
            <text:p>Mission_ID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Unique identification of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Unit_Issu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sued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Unit_Assign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 assigned the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Date_Issue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been issued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Date_Start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should start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Date_En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completed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Parent_Mission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Mission has been split into legs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Configu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9" office:value-type="string">
            <text:p>Parent_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arent ID of configuration item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Value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Value of configuration item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Description</text:p>
          </table:table-cell>
          <table:table-cell table:style-name="ce9" office:value-type="string">
            <text:p>Varchar2</text:p>
          </table:table-cell>
          <table:table-cell table:style-name="ce15" office:value-type="float" office:value="1000">
            <text:p>1000</text:p>
          </table:table-cell>
          <table:table-cell table:style-name="ce15"/>
          <table:table-cell table:style-name="ce9" office:value-type="string">
            <text:p>Description of configuration item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_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Vehicle_Mission</text:p>
          </table:table-cell>
          <table:table-cell table:number-columns-repeated="1014"/>
        </table:table-row>
        <table:table-row table:style-name="ro5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vehicle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Vehicle_Mission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_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personnel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Personnel_Mission</text:p>
            <text:p>Unique Key: Personnel_Vehicle</text:p>
          </table:table-cell>
          <table:table-cell table:number-columns-repeated="1014"/>
        </table:table-row>
        <table:table-row table:style-name="ro5">
          <table:table-cell table:style-name="ce11" office:value-type="string">
            <text:p>Personnel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ersonnel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Personnel_ID</text:p>
            <text:p>Unique Key: Personnel_Mission</text:p>
          </table:table-cell>
          <table:table-cell table:number-columns-repeated="1014"/>
        </table:table-row>
        <table:table-row table:style-name="ro5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personnel is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Personnel_Vehicle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3">
          <table:table-cell table:style-name="ce8" office:value-type="string">
            <text:p>Table: Vehicle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Vehic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Vehicle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_ID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 Nonmission Status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3">
          <table:table-cell table:style-name="ce8" office:value-type="string">
            <text:p>Table: Personnel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nonmission status of personnel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Nonmission_Status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3/19/2018</text:date>, <text:time>19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3-19T19:54:52.07</dc:date>
    <dc:creator>Elfin Strange</dc:creator>
    <meta:editing-duration>PT58M11S</meta:editing-duration>
    <meta:editing-cycles>2</meta:editing-cycles>
    <meta:generator>OpenOffice/4.1.5$Win32 OpenOffice.org_project/415m1$Build-9789</meta:generator>
    <meta:document-statistic meta:table-count="3" meta:cell-count="489" meta:object-count="0"/>
  </office:meta>
</office:document-meta>
</file>